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0778" officeooo:paragraph-rsid="000b0778"/>
    </style:style>
    <style:style style:name="P2" style:family="paragraph" style:parent-style-name="Standard">
      <style:text-properties officeooo:paragraph-rsid="000b0778"/>
    </style:style>
    <style:style style:name="P3" style:family="paragraph" style:parent-style-name="Standard">
      <style:text-properties officeooo:rsid="000d13cc" officeooo:paragraph-rsid="000d13cc"/>
    </style:style>
    <style:style style:name="T1" style:family="text">
      <style:text-properties officeooo:rsid="000b0778"/>
    </style:style>
    <style:style style:name="T2" style:family="text">
      <style:text-properties fo:font-variant="normal" fo:text-transform="none" fo:color="#007bff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2a2d2f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2a2d2f" style:font-name="Open Sans" fo:font-size="12pt" fo:letter-spacing="normal" fo:font-style="normal" fo:font-weight="normal" officeooo:rsid="000b07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min blue: #357ca5</text:p>
      <text:p text:style-name="P1">Balk blauw: #3c8dbc</text:p>
      <text:p text:style-name="P2"/>
      <text:p text:style-name="P2"/>
      <text:p text:style-name="P2"><text:span text:style-name="T1">Blauw: </text:span><text:span text:style-name="T4">#00c0ef</text:span></text:p>
      <text:p text:style-name="P1"><text:span text:style-name="T3">Rood: ##dd4b39</text:span></text:p>
      <text:p text:style-name="P1"><text:span text:style-name="T3">Groen: #00a65a</text:span></text:p>
      <text:p text:style-name="P1"><text:span text:style-name="T3">Oranje: #f39c12</text:span></text:p>
      <text:p text:style-name="P1"><text:span text:style-name="T3">Grijs: #d2d6de</text:span></text:p>
      <text:p text:style-name="P1"><text:span text:style-name="T3">Zwart: #222d32</text:span></text:p>
      <text:p text:style-name="P1"><text:span text:style-name="T3"/></text:p>
      <text:p text:style-name="P1"><text:span text:style-name="T3">font-family: 'Source Sans Pro','Helvetica Neue',Helvetica,Arial,sans-serif;</text:span></text:p>
      <text:p text:style-name="P1"><text:span text:style-name="T3"/></text:p>
      <text:p text:style-name="P1"><text:span text:style-name="T3">standaard font-size: <text:s/>14px</text:span></text:p>
      <text:p text:style-name="P3"><text:span text:style-name="T3">Kleur lettertype : #444444</text:span></text:p>
      <text:p text:style-name="P1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9:58:53.715582482</meta:creation-date>
    <dc:date>2019-09-23T11:24:14.315581601</dc:date>
    <meta:editing-duration>PT44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30" meta:character-count="250" meta:non-whitespace-character-count="230"/>
  </office:meta>
</office:document-meta>
</file>